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Display" svg:font-family="'Aptos Display'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Mangal" svg:font-family="Mangal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8.824cm" fo:margin-left="0cm" table:align="left"/>
    </style:style>
    <style:style style:name="Table1.A" style:family="table-column">
      <style:table-column-properties style:column-width="4.942cm"/>
    </style:style>
    <style:style style:name="Table1.B" style:family="table-column">
      <style:table-column-properties style:column-width="4.098cm"/>
    </style:style>
    <style:style style:name="Table1.C" style:family="table-column">
      <style:table-column-properties style:column-width="4.514cm"/>
    </style:style>
    <style:style style:name="Table1.D" style:family="table-column">
      <style:table-column-properties style:column-width="5.271cm"/>
    </style:style>
    <style:style style:name="Table1.A1" style:family="table-cell">
      <style:table-cell-properties style:vertical-align="middle" fo:padding="0.049cm" fo:border="none" style:writing-mode="lr-tb"/>
    </style:style>
    <style:style style:name="P1" style:family="paragraph" style:parent-style-name="Text_20_body">
      <style:text-properties fo:language="de" fo:country="DE"/>
    </style:style>
    <style:style style:name="P2" style:family="paragraph" style:parent-style-name="Horizontal_20_Line">
      <style:text-properties fo:language="de" fo:country="DE"/>
    </style:style>
    <style:style style:name="P3" style:family="paragraph" style:parent-style-name="Table_20_Contents">
      <style:text-properties fo:language="de" fo:country="DE"/>
    </style:style>
    <style:style style:name="P4" style:family="paragraph" style:parent-style-name="Text_20_body">
      <style:text-properties officeooo:paragraph-rsid="0015bd94"/>
    </style:style>
    <style:style style:name="P5" style:family="paragraph" style:parent-style-name="Horizontal_20_Line"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P6" style:family="paragraph" style:parent-style-name="Horizontal_20_Line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font-size="12pt" fo:language="de" fo:country="DE" fo:font-weight="normal" officeooo:paragraph-rsid="00147fd7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size="12pt" fo:language="de" fo:country="DE" style:font-size-asian="12pt" style:font-size-complex="12pt"/>
    </style:style>
    <style:style style:name="P10" style:family="paragraph" style:parent-style-name="Text_20_body">
      <style:text-properties fo:font-size="12pt" style:font-size-asian="12pt" style:font-size-complex="12pt"/>
    </style:style>
    <style:style style:name="P11" style:family="paragraph" style:parent-style-name="Heading_20_2" style:master-page-name="MP0">
      <style:paragraph-properties style:page-number="auto" fo:break-before="page"/>
      <style:text-properties fo:language="de" fo:country="DE"/>
    </style:style>
    <style:style style:name="P12" style:family="paragraph" style:parent-style-name="Heading_20_2">
      <style:text-properties fo:language="de" fo:country="DE" officeooo:paragraph-rsid="0015bd94"/>
    </style:style>
    <style:style style:name="P13" style:family="paragraph" style:parent-style-name="Heading_20_2">
      <style:text-properties fo:language="de" fo:country="DE"/>
    </style:style>
    <style:style style:name="P14" style:family="paragraph" style:parent-style-name="Horizontal_20_Line" style:list-style-name="L1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normal" officeooo:rsid="00178375" style:font-weight-asian="normal" style:font-weight-complex="normal"/>
    </style:style>
    <style:style style:name="T3" style:family="text"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T4" style:family="text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de" fo:country="DE" fo:font-weight="normal" style:font-size-asian="12pt" style:font-weight-asian="normal" style:font-name-complex="Noto Serif" style:font-size-complex="12pt" style:font-weight-complex="normal"/>
    </style:style>
    <style:style style:name="T6" style:family="text">
      <style:text-properties fo:font-size="12pt" fo:language="de" fo:country="DE" style:font-size-asian="12pt" style:font-size-complex="12pt"/>
    </style:style>
    <style:style style:name="T7" style:family="text">
      <style:text-properties style:font-name="Times New Roman" fo:font-size="12pt" fo:language="de" fo:country="DE" fo:font-weight="normal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Ausgangspunkt &amp; Ziel</text:h>
      <text:p text:style-name="Text_20_body"><text:span text:style-name="Absatz-Standardschriftart"><text:span text:style-name="T1">Wir als </text:span></text:span><text:span text:style-name="Strong_20_Emphasis"><text:span text:style-name="T1">Team M </text:span></text:span><text:span text:style-name="Strong_20_Emphasis"><text:span text:style-name="T2">sind</text:span></text:span><text:span text:style-name="Absatz-Standardschriftart"><text:span text:style-name="T1"> verantwortlich für </text:span></text:span><text:span text:style-name="Strong_20_Emphasis"><text:span text:style-name="T1">Teilaufgabe (i)</text:span></text:span><text:span text:style-name="Absatz-Standardschriftart"><text:span text:style-name="T1"> – den </text:span></text:span><text:span text:style-name="Strong_20_Emphasis"><text:span text:style-name="T1">Prozess zur Entscheidungsfindung</text:span></text:span><text:span text:style-name="Absatz-Standardschriftart"><text:span text:style-name="T1">, also dafür, </text:span></text:span><text:span text:style-name="Strong_20_Emphasis"><text:span text:style-name="T1">wie aus mehreren infrage kommenden (Social-)Intranet-Lösungen der geeignete Anbieter ausgewählt wird</text:span></text:span><text:span text:style-name="Absatz-Standardschriftart"><text:span text:style-name="T1">.</text:span></text:span></text:p>
      <text:p text:style-name="P4"><text:span text:style-name="Absatz-Standardschriftart"><text:span text:style-name="T1">Unser Ziel:<text:line-break/>→ Einen </text:span></text:span><text:span text:style-name="Strong_20_Emphasis"><text:span text:style-name="T1">strukturierten, nachvollziehbaren und akzeptierten Auswahlprozess</text:span></text:span><text:span text:style-name="Absatz-Standardschriftart"><text:span text:style-name="T1"> entwickeln,<text:line-break/>→ der </text:span></text:span><text:span text:style-name="Strong_20_Emphasis"><text:span text:style-name="T1">objektive Kriterien</text:span></text:span><text:span text:style-name="Absatz-Standardschriftart"><text:span text:style-name="T1"> mit </text:span></text:span><text:span text:style-name="Strong_20_Emphasis"><text:span text:style-name="T1">praktischen Erfahrungen der Anwender</text:span></text:span><text:span text:style-name="Absatz-Standardschriftart"><text:span text:style-name="T1"> verbindet.</text:span></text:span></text:p>
      <text:h text:style-name="P12" text:outline-level="2" text:is-list-header="true">Diskutierte Entscheidungsansätze</text:h>
      <text:p text:style-name="P1">Wir haben drei verschiedene Ansätze zur Entscheidungsfindung geprüft und bewertet:</text:p>
      <text:p text:style-name="P5">Ansatz 1: Punktbewertungsverfahren (Scoring-Modell)</text:p>
      <text:p text:style-name="P6">Hierbei handelt es sich um eine klassische, sehr strukturierte Bewertungsmethode.<text:line-break/>Alle infrage kommenden Systeme werden anhand vorher definierter Kriterien bewertet, zum Beispiel:</text:p>
      <text:list text:style-name="L1">
        <text:list-item>
          <text:p text:style-name="P14">Benutzerfreundlichkeit,</text:p>
        </text:list-item>
        <text:list-item>
          <text:p text:style-name="P14">Funktionsumfang,</text:p>
        </text:list-item>
        <text:list-item>
          <text:p text:style-name="P14">Anpassbarkeit an Allgolds Bedürfnisse,</text:p>
        </text:list-item>
        <text:list-item>
          <text:p text:style-name="P14">Kosten, Support und Sicherheit.</text:p>
        </text:list-item>
      </text:list>
      <text:p text:style-name="P6">Jedes Kriterium bekommt eine bestimmte Gewichtung – beispielsweise:<text:line-break/>Benutzerfreundlichkeit 30 %, Kosten 20 %, Sicherheit 15 %, usw.</text:p>
      <text:p text:style-name="P6">Anschließend wird für jedes System eine Gesamtnote berechnet.<text:line-break/>Das System mit der höchsten Punktzahl ist aus rein objektiver Sicht das geeignetste.</text:p>
      <text:p text:style-name="Horizontal_20_Line"><text:span text:style-name="Absatz-Standardschriftart"><text:span text:style-name="T3"/></text:span></text:p>
      <text:p text:style-name="Horizontal_20_Line"><text:span text:style-name="Absatz-Standardschriftart"><text:span text:style-name="T3"/></text:span></text:p>
      <text:p text:style-name="Horizontal_20_Line"><text:span text:style-name="Absatz-Standardschriftart"><text:span text:style-name="T3">Vorteil:</text:span></text:span><text:span text:style-name="Absatz-Standardschriftart"><text:span text:style-name="T4"><text:line-break/></text:span></text:span><text:span text:style-name="Absatz-Standardschriftart"><text:span text:style-name="T7">→</text:span></text:span><text:span text:style-name="Absatz-Standardschriftart"><text:span text:style-name="T4"> Sehr transparent, die Entscheidung ist nachvollziehbar und l</text:span></text:span><text:span text:style-name="Absatz-Standardschriftart"><text:span text:style-name="T5">ä</text:span></text:span><text:span text:style-name="Absatz-Standardschriftart"><text:span text:style-name="T4">sst sich gut dokumentieren.</text:span></text:span></text:p>
      <text:p text:style-name="Horizontal_20_Line"><text:soft-page-break/><text:span text:style-name="Absatz-Standardschriftart"><text:span text:style-name="T3">Nachteil:</text:span></text:span><text:span text:style-name="Absatz-Standardschriftart"><text:span text:style-name="T4"><text:line-break/></text:span></text:span><text:span text:style-name="Absatz-Standardschriftart"><text:span text:style-name="T7">→</text:span></text:span><text:span text:style-name="Absatz-Standardschriftart"><text:span text:style-name="T4"> Eher theoretisch, weil die Bewertung h</text:span></text:span><text:span text:style-name="Absatz-Standardschriftart"><text:span text:style-name="T5">ä</text:span></text:span><text:span text:style-name="Absatz-Standardschriftart"><text:span text:style-name="T4">ufig auf Papier oder anhand von Pr</text:span></text:span><text:span text:style-name="Absatz-Standardschriftart"><text:span text:style-name="T5">ä</text:span></text:span><text:span text:style-name="Absatz-Standardschriftart"><text:span text:style-name="T4">sentationen erfolgt </text:span></text:span><text:span text:style-name="Absatz-Standardschriftart"><text:span text:style-name="T5">–</text:span></text:span><text:span text:style-name="Absatz-Standardschriftart"><text:span text:style-name="T4"> man wei</text:span></text:span><text:span text:style-name="Absatz-Standardschriftart"><text:span text:style-name="T5">ß</text:span></text:span><text:span text:style-name="Absatz-Standardschriftart"><text:span text:style-name="T4"> also nicht, wie sich das System im echten Arbeitsalltag anf</text:span></text:span><text:span text:style-name="Absatz-Standardschriftart"><text:span text:style-name="T5">ü</text:span></text:span><text:span text:style-name="Absatz-Standardschriftart"><text:span text:style-name="T4">hlt.</text:span></text:span></text:p>
      <text:p text:style-name="P2"/>
      <text:p text:style-name="P5">Ansatz 2: Nutzwertanalyse mit Beteiligung der Fachabteilungen</text:p>
      <text:p text:style-name="P6">Hier wird das Scoring-Modell gemeinsam mit den Fachabteilungen weiterentwickelt.<text:line-break/>Wir würden dazu Workshops mit Vertreterinnen und Vertretern aus Produktion, Verwaltung, Vertrieb und Marketing durchführen.<text:line-break/>Jede Abteilung kann die Systeme nach ihren eigenen Anforderungen bewerten.</text:p>
      <text:p text:style-name="P6">Die Ergebnisse werden dann in einer Nutzwertmatrix festgehalten und verglichen.</text:p>
      <text:p text:style-name="Horizontal_20_Line"><text:span text:style-name="Absatz-Standardschriftart"><text:span text:style-name="T3">Vorteil:</text:span></text:span><text:span text:style-name="Absatz-Standardschriftart"><text:span text:style-name="T4"><text:line-break/></text:span></text:span><text:span text:style-name="Absatz-Standardschriftart"><text:span text:style-name="T7">→</text:span></text:span><text:span text:style-name="Absatz-Standardschriftart"><text:span text:style-name="T4"> Sehr hohe Akzeptanz, weil die Mitarbeitenden aktiv beteiligt werden und sich ernst genommen fühlen.<text:line-break/>Nachteil:<text:line-break/></text:span></text:span><text:span text:style-name="Absatz-Standardschriftart"><text:span text:style-name="T7">→</text:span></text:span><text:span text:style-name="Absatz-Standardschriftart"><text:span text:style-name="T4"> Etwas zeitaufwendiger und nicht immer 100 % objektiv, weil persönliche Eindrücke eine Rolle spielen.</text:span></text:span></text:p>
      <text:p text:style-name="P6"><text:span text:style-name="T8">Ein Beispiel:</text:span><text:line-break/>Ein Mitarbeiter aus der Verwaltung findet vielleicht System A gut, weil es eine schöne Oberfläche hat – während jemand aus der Produktion System B bevorzugt, weil es einfacher zu bedienen ist. Solche subjektiven Unterschiede müssen moderiert werden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nsatz 3: Pilotierung bzw. Testphase</text:p>
      <text:p text:style-name="P6">Der dritte Ansatz ist besonders praxisorientiert.<text:line-break/>Hierbei werden zwei bis drei Anbieter ausgewählt, deren Systeme für eine bestimmte Zeit – zum Beispiel zwei Wochen – im Unternehmen getestet werden.</text:p>
      <text:p text:style-name="P6">Die Mitarbeitenden nutzen die Plattform in ihrem realen Arbeitsalltag:<text:line-break/>Dokumente werden geteilt, interne Nachrichten verschickt, Teamräume ausprobiert.</text:p>
      <text:p text:style-name="P6">Nach dieser Testphase wird Feedback gesammelt – z. B. über kurze Fragebögen oder Feedbackgespräche.</text:p>
      <text:p text:style-name="Horizontal_20_Line"><text:span text:style-name="Absatz-Standardschriftart"><text:span text:style-name="T3">Vorteil:</text:span></text:span><text:span text:style-name="Absatz-Standardschriftart"><text:span text:style-name="T4"><text:line-break/></text:span></text:span><text:span text:style-name="Absatz-Standardschriftart"><text:span text:style-name="T7">→</text:span></text:span><text:span text:style-name="Absatz-Standardschriftart"><text:span text:style-name="T4"> Sehr realistische und greifbare Entscheidungsgrundlage </text:span></text:span><text:span text:style-name="Absatz-Standardschriftart"><text:span text:style-name="T5">–</text:span></text:span><text:span text:style-name="Absatz-Standardschriftart"><text:span text:style-name="T4"> man sieht sofort, wie das System im Alltag funktioniert.<text:line-break/></text:span></text:span><text:span text:style-name="Absatz-Standardschriftart"><text:span text:style-name="T3">Nachteil:<text:line-break/></text:span></text:span><text:span text:style-name="Absatz-Standardschriftart"><text:span text:style-name="T7">→</text:span></text:span><text:span text:style-name="Absatz-Standardschriftart"><text:span text:style-name="T4"> Etwas organisatorischer Aufwand: Lizenzen m</text:span></text:span><text:span text:style-name="Absatz-Standardschriftart"><text:span text:style-name="T5">ü</text:span></text:span><text:span text:style-name="Absatz-Standardschriftart"><text:span text:style-name="T4">ssen f</text:span></text:span><text:span text:style-name="Absatz-Standardschriftart"><text:span text:style-name="T5">ü</text:span></text:span><text:span text:style-name="Absatz-Standardschriftart"><text:span text:style-name="T4">r den Test bereitgestellt werden, Mitarbeitende m</text:span></text:span><text:span text:style-name="Absatz-Standardschriftart"><text:span text:style-name="T5">ü</text:span></text:span><text:span text:style-name="Absatz-Standardschriftart"><text:span text:style-name="T4">ssen eingewiesen werden.</text:span></text:span></text:p>
      <text:h text:style-name="P13" text:outline-level="2" text:is-list-header="true"/>
      <text:h text:style-name="P13" text:outline-level="2">Festgelegter Entscheidungsprozess – kombinierter Ansatz</text:h>
      <text:p text:style-name="Text_20_body"><text:span text:style-name="Absatz-Standardschriftart"><text:span text:style-name="T1">Nach Abwägung dieser Optionen haben wir uns als </text:span></text:span><text:span text:style-name="Strong_20_Emphasis"><text:span text:style-name="T1">Team M</text:span></text:span><text:span text:style-name="Absatz-Standardschriftart"><text:span text:style-name="T1"> für einen </text:span></text:span><text:span text:style-name="Strong_20_Emphasis"><text:span text:style-name="T1">kombinierten Ansatz</text:span></text:span><text:span text:style-name="Absatz-Standardschriftart"><text:span text:style-name="T1"> entschieden:<text:line-break/>→ <text:s/>Wir verbinden </text:span></text:span><text:span text:style-name="Strong_20_Emphasis"><text:span text:style-name="T1">objektive Bewertung</text:span></text:span><text:span text:style-name="Absatz-Standardschriftart"><text:span text:style-name="T1"> (Scoring-Modell), </text:span></text:span><text:span text:style-name="Strong_20_Emphasis"><text:span text:style-name="T1">Mitarbeiterbeteiligung</text:span></text:span><text:span text:style-name="Absatz-Standardschriftart"><text:span text:style-name="T1"> (Workshop) und </text:span></text:span><text:span text:style-name="Strong_20_Emphasis"><text:span text:style-name="T1">Praxistests</text:span></text:span><text:span text:style-name="Absatz-Standardschriftart"><text:span text:style-name="T1"> (Pilotierung).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h text:style-name="Heading_20_3" text:outline-level="3">Unser geplanter Ablauf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Phase</text:p>
            </table:table-cell>
            <table:table-cell table:style-name="Table1.A1" office:value-type="string">
              <text:p text:style-name="Table_20_Heading">Inhalt</text:p>
            </table:table-cell>
            <table:table-cell table:style-name="Table1.A1" office:value-type="string">
              <text:p text:style-name="Table_20_Heading">Beteiligte</text:p>
            </table:table-cell>
            <table:table-cell table:style-name="Table1.A1" office:value-type="string">
              <text:p text:style-name="Table_20_Heading">Ergebni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1. Vorbereitung</text:span></text:p>
          </table:table-cell>
          <table:table-cell table:style-name="Table1.A1" office:value-type="string">
            <text:p text:style-name="P3">Sammlung &amp; Priorisierung aller Anforderungen aus den Abteilungen</text:p>
          </table:table-cell>
          <table:table-cell table:style-name="Table1.A1" office:value-type="string">
            <text:p text:style-name="Table_20_Contents">Team M + Team C</text:p>
          </table:table-cell>
          <table:table-cell table:style-name="Table1.A1" office:value-type="string">
            <text:p text:style-name="Table_20_Contents">Bewertungsmatrix mit Kriterien &amp; Gewichtunge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. Marktanalyse / Vorauswahl</text:span></text:p>
          </table:table-cell>
          <table:table-cell table:style-name="Table1.A1" office:value-type="string">
            <text:p text:style-name="Table_20_Contents">Erstellung einer Shortlist (3 Anbieter)</text:p>
          </table:table-cell>
          <table:table-cell table:style-name="Table1.A1" office:value-type="string">
            <text:p text:style-name="Table_20_Contents">Team C</text:p>
          </table:table-cell>
          <table:table-cell table:style-name="Table1.A1" office:value-type="string">
            <text:p text:style-name="Table_20_Contents">Shortlist mit passenden Lösunge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3. Bewertungsworkshop</text:span></text:p>
          </table:table-cell>
          <table:table-cell table:style-name="Table1.A1" office:value-type="string">
            <text:p text:style-name="P3">Bewertung der Anbieter nach festgelegten Kriterien</text:p>
          </table:table-cell>
          <table:table-cell table:style-name="Table1.A1" office:value-type="string">
            <text:p text:style-name="Table_20_Contents">Team M + Abteilungsvertreter</text:p>
          </table:table-cell>
          <table:table-cell table:style-name="Table1.A1" office:value-type="string">
            <text:p text:style-name="Table_20_Contents">Punktbewertung je Anbiete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4. Pilotierung / Testphase</text:span></text:p>
          </table:table-cell>
          <table:table-cell table:style-name="Table1.A1" office:value-type="string">
            <text:p text:style-name="P3">Zweiwöchiger Test der Systeme unter realen Bedingungen</text:p>
          </table:table-cell>
          <table:table-cell table:style-name="Table1.A1" office:value-type="string">
            <text:p text:style-name="Table_20_Contents">Team M + Mitarbeitende</text:p>
          </table:table-cell>
          <table:table-cell table:style-name="Table1.A1" office:value-type="string">
            <text:p text:style-name="Table_20_Contents">Praxiserfahrungen &amp; Feedback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5. Auswertung &amp; Ranking</text:span></text:p>
          </table:table-cell>
          <table:table-cell table:style-name="Table1.A1" office:value-type="string">
            <text:p text:style-name="P3">Zusammenführung der Ergebnisse zu einer Gesamtbewertung</text:p>
          </table:table-cell>
          <table:table-cell table:style-name="Table1.A1" office:value-type="string">
            <text:p text:style-name="Table_20_Contents">Team M + Team C</text:p>
          </table:table-cell>
          <table:table-cell table:style-name="Table1.A1" office:value-type="string">
            <text:p text:style-name="Table_20_Contents">Rangfolge der Anbiete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6. Entscheidungsvorlage</text:span></text:p>
          </table:table-cell>
          <table:table-cell table:style-name="Table1.A1" office:value-type="string">
            <text:p text:style-name="P3">Erstellung eines Berichts mit Empfehlung</text:p>
          </table:table-cell>
          <table:table-cell table:style-name="Table1.A1" office:value-type="string">
            <text:p text:style-name="Table_20_Contents">Team M</text:p>
          </table:table-cell>
          <table:table-cell table:style-name="Table1.A1" office:value-type="string">
            <text:p text:style-name="Table_20_Contents">Entscheidungsdokument für GF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7. Entscheidung</text:span></text:p>
          </table:table-cell>
          <table:table-cell table:style-name="Table1.A1" office:value-type="string">
            <text:p text:style-name="P3">Finale Auswahl durch die Geschäftsführung</text:p>
          </table:table-cell>
          <table:table-cell table:style-name="Table1.A1" office:value-type="string">
            <text:p text:style-name="Table_20_Contents">Geschäftsführung</text:p>
          </table:table-cell>
          <table:table-cell table:style-name="Table1.A1" office:value-type="string">
            <text:p text:style-name="Table_20_Contents">Freigabe des Anbieters</text:p>
          </table:table-cell>
        </table:table-row>
      </table:table>
      <text:h text:style-name="Heading_20_2" text:outline-level="2"><text:soft-page-break/></text:h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Gründe für unseren kombinierten Ansatz</text:h>
      <text:p text:style-name="P9">Wir haben uns bewusst für diesen mehrstufigen Prozess entschieden, weil er:</text:p>
      <text:p text:style-name="P7"><text:span text:style-name="T8">Objektivität sicherstellt</text:span> – durch einheitliche Bewertungskriterien und nachvollziehbare Gewichtungen,</text:p>
      <text:p text:style-name="P7"><text:span text:style-name="T8">Akzeptanz schafft</text:span> – weil Mitarbeitende aus verschiedenen Abteilungen eingebunden werden,</text:p>
      <text:p text:style-name="P8">P<text:span text:style-name="T8">raxisnähe gewährleistet</text:span> – weil Systeme in einer echten Testumgebung ausprobiert werden,</text:p>
      <text:p text:style-name="P8"><text:span text:style-name="T8">Nachvollziehbarkeit bietet</text:span> – die Geschäftsführung erhält eine klare, dokumentierte Entscheidungsgrundlage.</text:p>
      <text:p text:style-name="P10"/>
      <text:p text:style-name="Text_20_body"><text:span text:style-name="Absatz-Standardschriftart"><text:span text:style-name="T6">So stellen wir sicher, dass das ausgewählte System </text:span></text:span><text:span text:style-name="Strong_20_Emphasis"><text:span text:style-name="T6">funktional passt</text:span></text:span><text:span text:style-name="Absatz-Standardschriftart"><text:span text:style-name="T6">, </text:span></text:span><text:span text:style-name="Strong_20_Emphasis"><text:span text:style-name="T6">wirtschaftlich sinnvoll</text:span></text:span><text:span text:style-name="Absatz-Standardschriftart"><text:span text:style-name="T6"> ist und </text:span></text:span><text:span text:style-name="Strong_20_Emphasis"><text:span text:style-name="T6">von den Anwendern akzeptiert</text:span></text:span><text:span text:style-name="Absatz-Standardschriftart"><text:span text:style-name="T6"> wird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Display" svg:font-family="'Aptos Display'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Mangal" svg:font-family="Mangal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Noto Serif" fo:font-family="'Noto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Noto Serif" fo:font-family="'Noto Serif'" style:font-family-generic="roman" style:font-pitch="variable" fo:font-weight="bold" style:font-name-asian="Noto Serif CJK SC" style:font-family-asian="'Noto Serif CJK SC'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Absatz-Standardschriftar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Überschrift_20_4_20_Zchn" style:display-name="Überschrift 4 Zchn" style:family="text" style:parent-style-name="Absatz-Standardschriftart">
      <style:text-properties fo:color="#0f4761" loext:opacity="100%" style:font-name="Aptos Display" fo:font-family="'Aptos Display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Moritz Rinninger</meta:initial-creator>
    <meta:creation-date>2025-11-02T15:37:00Z</meta:creation-date>
    <dc:date>2025-11-03T17:19:30.725496109</dc:date>
    <meta:editing-cycles>6</meta:editing-cycles>
    <meta:editing-duration>PT1H25M11S</meta:editing-duration>
    <meta:document-statistic meta:table-count="1" meta:image-count="0" meta:object-count="0" meta:page-count="5" meta:paragraph-count="67" meta:word-count="611" meta:character-count="4827" meta:non-whitespace-character-count="4273"/>
    <meta:template xlink:type="simple" xlink:actuate="onRequest" xlink:title="" xlink:href="../../../../Downloads/WI%20Aufgabe%205(1).odt/Normal"/>
  </office:meta>
</office:document-meta>
</file>